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62c7e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2" style:family="paragraph" style:parent-style-name="Footnote">
      <style:text-properties officeooo:rsid="04ba495b" officeooo:paragraph-rsid="04ba495b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b50477"/>
    </style:style>
    <style:style style:name="T52" style:family="text">
      <style:text-properties officeooo:rsid="0473a949"/>
    </style:style>
    <style:style style:name="T53" style:family="text">
      <style:text-properties officeooo:rsid="0387836c"/>
    </style:style>
    <style:style style:name="T54" style:family="text">
      <style:text-properties officeooo:rsid="01dff054"/>
    </style:style>
    <style:style style:name="T55" style:family="text">
      <style:text-properties officeooo:rsid="023c6ef8"/>
    </style:style>
    <style:style style:name="T56" style:family="text">
      <style:text-properties officeooo:rsid="023d2c84"/>
    </style:style>
    <style:style style:name="T57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9">Esser-</text:span>Skala, 201<text:span text:style-name="T49">9</text:span></text:p>
      <text:p text:style-name="P16"/>
      <text:p text:style-name="P16"/>
      <text:p text:style-name="P14">© 201<text:span text:style-name="T49">9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13"/>
      <text:p text:style-name="P15">Music engraving by LilyPond 2.18.0 (http://www.lilypond.org).<text:span text:style-name="T46"><text:line-break/>Front matter</text:span> typeset with EB Garamond (http://www.georgduffner.at/ebgaramond).</text:p>
      <text:p text:style-name="P16"/>
      <text:p text:style-name="P12">First <text:span text:style-name="T49">version</text:span>, <text:span text:style-name="T56">December</text:span> 201<text:span text:style-name="T49">9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51">a copy in the Fürst zu Hohenlohe-Bartensteinsches Archiv. The digital version of the manuscript is available at</text:span></text:p>
      <text:p text:style-name="P9"><text:tab/><text:span text:style-name="T57">http://www.landesarchiv-bw.de/plink/?f=3-217491-1 </text:span>(siglum<text:span text:style-name="T52"> Ba 120 Bü 238</text:span>)<text:span text:style-name="T57">.</text:span></text:p>
      <text:p text:style-name="P4"/>
      <text:p text:style-name="P2">In general, this edition closely follows the <text:span text:style-name="T53">manuscript</text:span>. Any changes <text:span text:style-name="T4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18"/>
      <text:p text:style-name="P19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2">Abbreviations: Ms, manuscript;<text:span text:style-name="T55"> </text:span>org, organ; <text:span text:style-name="T54">r, rest; </text:span>vl, violin<text:span text:style-name="T54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9">g l o ri a</text:p>
      <text:p text:style-name="P3"/>
      <text:p text:style-name="P8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1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1"/>
      <text:p text:style-name="P11"><text:soft-page-break/></text:p>
      <text:p text:style-name="P11"><text:span text:style-name="T5">Salzburg, </text:span><text:span text:style-name="T8">December</text:span><text:span text:style-name="T5"> 201</text:span><text:span text:style-name="T6">9</text:span><text:line-break/>Wolfgang <text:span text:style-name="T50">Esser-</text:span>Skala</text:p>
      <text:p text:style-name="P21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4T21:43:18.800912013</dc:date>
    <dc:creator>Wolfgang Skala</dc:creator>
    <meta:editing-duration>P6DT23H41M14S</meta:editing-duration>
    <meta:editing-cycles>617</meta:editing-cycles>
    <meta:generator>LibreOffice/4.2.8.2$Linux_X86_64 LibreOffice_project/420m0$Build-2</meta:generator>
    <meta:document-statistic meta:table-count="0" meta:image-count="1" meta:object-count="0" meta:page-count="5" meta:paragraph-count="16" meta:word-count="826" meta:character-count="4013" meta:non-whitespace-character-count="3179"/>
  </office:meta>
</office:document-meta>
</file>